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6"/>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Artículo del redactor jefe</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0.2</text:user-defined></text:p>
          </table:table-cell>
          <table:table-cell table:style-name="Versiones.B2" office:value-type="string">
            <text:p text:style-name="P11">Traduciendo el segundo párrafo</text:p>
          </table:table-cell>
        </table:table-row>
        <table:table-row>
          <table:table-cell table:style-name="Versiones.A3" office:value-type="string">
            <text:p text:style-name="P10">0.1</text:p>
          </table:table-cell>
          <table:table-cell table:style-name="Versiones.B2" office:value-type="string">
            <text:p text:style-name="P11">Traducido el primer párrafo</text:p>
          </table:table-cell>
        </table:table-row>
        <table:table-row>
          <table:table-cell table:style-name="Versiones.A2" office:value-type="string">
            <text:p text:style-name="P10">0.01</text:p>
          </table:table-cell>
          <table:table-cell table:style-name="Versiones.B2" office:value-type="string">
            <text:p text:style-name="P11">Empezando</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5">1 Primer párrafo (corregido el 10-XII-07)<text:tab/>3</text:p>
          <text:p text:style-name="P15">2 Segundo párrafo (corregido parcialmente el 10-XII-07)<text:tab/>3</text:p>
          <text:p text:style-name="P15">3 Tercer párrafo (corregido el 10-XII-07)<text:tab/>3</text:p>
          <text:p text:style-name="P15">4 Cuarto párrafo (corregido el 10-XII-07)<text:tab/>3</text:p>
          <text:p text:style-name="P15">5 Quinto párrafo (corregido el 10-XII-07)<text:tab/>3</text:p>
          <text:p text:style-name="P15">6. Sexto párrafo (corregido el 10-XII-07)<text:tab/>3</text:p>
          <text:p text:style-name="P15">7 Séptimo párrafo (corregido el 10-XII-07)<text:tab/>4</text:p>
          <text:p text:style-name="P15">8 Octavo párrafo (corregido el 10-XII-07)<text:tab/>4</text:p>
          <text:p text:style-name="P15">9 Noveno párrafo (corregido el 10-XII-07)<text:tab/>4</text:p>
          <text:p text:style-name="P15">10 Décimo párrafo (corregido el 10-XII-07)<text:tab/>4</text:p>
        </text:index-body>
      </text:table-of-content>
      <text:p text:style-name="P13"/>
      <text:section text:style-name="Sect4" text:name="Área2">
        <text:h text:style-name="P14" text:outline-level="1">1 Primer párrafo (corregido el 10-XII-07)</text:h>
        <text:p text:style-name="P6">Es necesario tomar posiciones respecto a los hackers</text:p>
        <text:p text:style-name="P6">¿Cómo debería ser nuestra relación con la comunidad “hacker”. Es posible que recuerde la noticia de la revista “Security Views” del mes pasado que trataba del “hacking ético” y el “hacking bueno” en la que un joven de la India quien modificó una página web, luego se le dijo a su dueño como proteger su sitio de ataque y más tarde fue contratado por la agencia del gobierno de EE.UU. Más tarde el “Dynamic Duo” entró en la administración federal de la aviación (FAA) para demostrar que era vulnerable a ataques. No puedo sacar de mi cabeza estas historias y noticias, por tanto los estudiaré en el editorial de este mes. La principal cuestión a resaltar es el tipo y grado de relación con la comunidad hacker que nosotros como profesionales de la seguridad de la información debemos mantener.</text:p>
        <text:p text:style-name="P6"/>
        <text:h text:style-name="Heading_20_1" text:outline-level="1">2 Segundo párrafo (corregido parcialmente el 10-XII-07)</text:h>
        <text:p text:style-name="P6">Para empezar, la llamada “comunidad hacker no se trata de una única entidad, es tan diversa como la comunidad de los “hackers blancos”, curiosamente es tan antigua como la misma profesión de la seguridad de la información. La primera generación de hacker se ajustaba a su definición hacían público los programas que habían pirateado y como a menudo tenían recursos informáticos insuficientes, localizaban y luego utilizaban sistemas con suficientes recursos para compilar, ejecutar y validar sus programas, además su software servía de gran ayuda para la joven comunidad internauta. Sin embargo su problema era que muy a menudo no tenían autorización para utilizar los sistemas a los que accedían. Curiosamente, justificaban su comportamiento afirmando que los sistemas a los que accedían se infrautilizaban y en tanto en cuanto no se estropeaba nada <text:s/>estaba bien utilizar algunos ciclos sin carga útil. Nadie parecía conseguir superar el tope que ese tipo de acceso fue dando y no parecía haber ninguna ley que prohibiera dicho acceso en un primer momento.</text:p>
        <text:p text:style-name="P6"/>
        <text:h text:style-name="Heading_20_1" text:outline-level="1">3 Tercer párrafo (corregido el 10-XII-07)</text:h>
        <text:p text:style-name="P6">Las cosas han cambiado drásticamente desde los tiempos de los primeros hackers. Internet hoy es enorme (posiblemente tiene unos 400 millones de usuarios ahora), está fuera de control y es francamente peligroso, principalmente debido a la actividad de una nueva raza de hackers. Lejos quedan los días en los que accedían a sistemas sin autorización rigiéndose por un código ético que abogaba por no dañar a las máquinas. El acceso no autorizado a Internet fue un común denominador en la mayoría de ataques que ocasionaron unos daños estimados en aproximadamente 445 millones de dólares según individuos de 223 organizaciones que completaron la encuesta FBI/CSI del 2002. Los ataques por denegación de servicio y las modificaciones de páginas web comprometen ahora las dos formas más frecuentes de incidentes a la seguridad en Internet. La legislación ( a pesar se ser insuficiente en su mayoría) persigue ahora el acceso no autorizado en gran parte del mundo. De acuerdo con esto unos pocos de los profesionales de la seguridad de la información abogan por conocer lo que está haciendo la comunidad hacker – nosotros necesitamos conocer a nuestro enemigo, además de hablar. Otros van más lejos y contratan en la actualidad personas quienes realizaban accesos no autorizados en el pasado reiteradamente o quienes todavía se dedican a actividades ilegales. Su razonamiento es el siguiente: “nadie sabe mejor que ellos como romper la seguridad y como defender adecuadamente los sistemas y las redes”.</text:p>
        <text:p text:style-name="P6"/>
        <text:h text:style-name="Heading_20_1" text:outline-level="1"><text:soft-page-break/>4 Cuarto párrafo (corregido el 10-XII-07)</text:h>
        <text:p text:style-name="P6">Una cuestión realizada durante el último año indicaba que más de un tercio de los directores de empresa desearían contratar a Kevin Mittnick, un condenado criminal informático, como consultor de seguridad. Algunos vendedores realizan</text:p>
        <text:p text:style-name="P6">askaflkhaslk</text:p>
        <text:h text:style-name="Heading_20_1" text:outline-level="1">5 Quinto párrafo (corregido el 10-XII-07)</text:h>
        <text:p text:style-name="P6">Sin copiar del cuaderno</text:p>
        <text:p text:style-name="P6"/>
        <text:h text:style-name="Heading_20_1" text:outline-level="1">6. Sexto párrafo (corregido el 10-XII-07)</text:h>
        <text:p text:style-name="P6">Sin copiar del cuaderno</text:p>
        <text:h text:style-name="Heading_20_1" text:outline-level="1">7 Séptimo párrafo (corregido el 10-XII-07)</text:h>
        <text:p text:style-name="P6">Sin copiar del cuaderno</text:p>
        <text:p text:style-name="P6"/>
        <text:h text:style-name="Heading_20_1" text:outline-level="1">8 Octavo párrafo (corregido el 10-XII-07)</text:h>
        <text:p text:style-name="P6">Sin copiar del cuaderno</text:p>
        <text:p text:style-name="P6"/>
        <text:h text:style-name="Heading_20_1" text:outline-level="1">9 Noveno párrafo (corregido el 10-XII-07)</text:h>
        <text:p text:style-name="P6">Sin copiar del cuaderno</text:p>
        <text:p text:style-name="P6"/>
        <text:h text:style-name="Heading_20_1" text:outline-level="1">10 Décimo párrafo (corregido el 10-XII-07)</text:h>
        <text:p text:style-name="P6">Sin copiar del cuadern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605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Artículo del redactor jefe</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10</text:user-defined></text:span></text:p>
          <text:p text:style-name="P3"><text:span text:style-name="T1">Última rev: </text:span><text:span text:style-name="T1"><text:user-defined text:name="Última Revisión">17-XII-07</text:user-defined></text:span></text:p>
          <text:p text:style-name="P3"><text:span text:style-name="T1">Versión: </text:span><text:span text:style-name="T1"><text:user-defined text:name="Versión">0.2</text:user-defined></text:span></text:p>
          <text:p text:style-name="P3"><text:span text:style-name="T1">Página </text:span><text:span text:style-name="T1"><text:page-number style:num-format="1" text:select-page="current">2</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rtículo del redactor jefe</dc:title>
    <dc:description>Descripción del producto

Los archivos en formato odt se abren con Openoffice: 
Descargable en http://www.openoffice.org/
Bajo licencia LGPL-2</dc:description>
    <dc:subject>Traducción de Textos</dc:subject>
    <dc:date>2007-12-18T17:40:48</dc:date>
    <meta:keyword>Artículo del redactor jefe</meta:keyword>
    <meta:keyword>hackers</meta:keyword>
    <meta:keyword>traducción de textos Rosario Plaza rplaza@fi.upm.es</meta:keyword>
    <meta:editing-cycles>296</meta:editing-cycles>
    <meta:editing-duration>PT22H56M56S</meta:editing-duration>
    <meta:user-defined meta:name="Autor">Rubén Paje del Pino</meta:user-defined>
    <meta:user-defined meta:name="Versión">0.2</meta:user-defined>
    <meta:user-defined meta:name="Texto">10</meta:user-defined>
    <meta:user-defined meta:name="Última Revisión">17-XII-07</meta:user-defined>
    <meta:document-statistic meta:table-count="1" meta:image-count="0" meta:object-count="0" meta:page-count="4" meta:paragraph-count="54" meta:word-count="815" meta:character-count="4867"/>
  </office:meta>
</office:document-meta>
</file>